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00" draw:marker-start-width="0.8cm" draw:marker-end-width="0.8cm" draw:fill-color="#0000ff" draw:textarea-horizontal-align="justify" draw:textarea-vertical-align="middle" draw:auto-grow-height="false" fo:min-height="3.994cm" fo:min-width="3.744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8cm" draw:marker-end-width="0.8cm" draw:fill-color="#ff3300" draw:textarea-horizontal-align="justify" draw:textarea-vertical-align="middle" draw:auto-grow-height="false" fo:min-height="1.268cm" fo:min-width="1.018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00" draw:marker-start-width="0.8cm" draw:marker-end-width="0.8cm" draw:fill-color="#0000ff" draw:textarea-horizontal-align="justify" draw:textarea-vertical-align="middle" draw:auto-grow-height="false" fo:min-height="3.794cm" fo:min-width="3.544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0000" draw:marker-start-width="0.8cm" draw:marker-end-width="0.8cm" draw:fill-color="#ff3300" draw:textarea-horizontal-align="justify" draw:textarea-vertical-align="middle" draw:auto-grow-height="false" fo:min-height="1.068cm" fo:min-width="0.818cm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ff"/>
      <style:paragraph-properties fo:text-align="center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-color="#0000ff"/>
      <style:paragraph-properties fo:text-align="center"/>
      <style:text-properties fo:font-weight="bold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6cm" svg:x="0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2cm" svg:height="6.2cm" svg:x="7.4cm" svg:y="0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57.65024476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6cm" svg:x="0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6cm" svg:x="0.8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6cm" svg:x="7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cm" svg:height="6cm" svg:x="0.8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6cm" svg:x="7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6cm" svg:x="0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2cm" svg:height="6.2cm" svg:x="14.6cm" svg:y="0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57.65024476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cm" svg:height="6.2cm" svg:x="14.6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57.65024476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cm" svg:height="6.2cm" svg:x="14.6cm" svg:y="14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57.65024476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cm" svg:height="6.2cm" svg:x="21.6cm" svg:y="0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57.65024476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0:07:08.892127775</meta:creation-date>
    <dc:date>2017-01-06T10:11:16.982228792</dc:date>
    <meta:editing-duration>PT4M8S</meta:editing-duration>
    <meta:editing-cycles>1</meta:editing-cycles>
    <meta:document-statistic meta:object-count="35"/>
    <meta:generator>LibreOffice/5.1.4.2$Linux_X86_64 LibreOffice_project/10m0$Build-2</meta:generator>
  </office:meta>
</office:document-meta>
</file>